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8000001BDE2F895E8E761DF25.png" manifest:media-type="image/png"/>
  <manifest:file-entry manifest:full-path="Pictures/10000000000003DA000000ECC5E987858CDE84B7.png" manifest:media-type="image/png"/>
  <manifest:file-entry manifest:full-path="Pictures/100000000000042B000000BE3E4C875EE4EE78E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2" style:family="paragraph">
      <style:text-properties style:font-name="Arial"/>
    </style:style>
    <style:style style:name="T1" style:family="text">
      <style:text-properties loext:padding="0cm" loext:border="none"/>
    </style:style>
    <style:style style:name="T2" style:family="text">
      <style:text-properties style:font-name="Ari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9" draw:name="Marco de texto 7" draw:style-name="gr1" draw:text-style-name="P1" svg:width="3.837cm" svg:height="0.98cm" svg:x="6.694cm" svg:y="6.167cm">
        <draw:text-box>
          <text:p><text:span text:style-name="T2">MODELO CANVAS</text:span></text:p>
        </draw:text-box>
      </draw:frame>
      <draw:frame text:anchor-type="page" text:anchor-page-number="1" draw:z-index="8" draw:name="Marco de texto 6" draw:style-name="gr2" draw:text-style-name="P1" svg:width="1.879cm" svg:height="0.976cm" svg:x="8.89cm" svg:y="15.219cm">
        <draw:text-box>
          <text:p text:style-name="P2"><text:span text:style-name="T2">TUPLAS</text:span></text:p>
        </draw:text-box>
      </draw:frame>
      <draw:frame text:anchor-type="page" text:anchor-page-number="1" draw:z-index="7" draw:name="Marco de texto 5" draw:style-name="gr2" draw:text-style-name="P1" svg:width="2.779cm" svg:height="0.976cm" svg:x="7.567cm" svg:y="14.146cm">
        <draw:text-box>
          <text:p text:style-name="P2"><text:span text:style-name="T2">ATRIBUTOS</text:span></text:p>
        </draw:text-box>
      </draw:frame>
      <draw:frame text:anchor-type="page" text:anchor-page-number="1" draw:z-index="6" draw:name="Marco de texto 4" draw:style-name="gr3" draw:text-style-name="P1" svg:width="1.668cm" svg:height="0.689cm" svg:x="8.969cm" svg:y="10.638cm">
        <draw:text-box>
          <text:p text:style-name="P2"><text:span text:style-name="T2">BLOB</text:span></text:p>
        </draw:text-box>
      </draw:frame>
      <draw:frame text:anchor-type="page" text:anchor-page-number="1" draw:z-index="5" draw:name="Marco de texto 3" draw:style-name="gr3" draw:text-style-name="P1" svg:width="1.165cm" svg:height="0.689cm" svg:x="9.155cm" svg:y="8.759cm">
        <draw:text-box>
          <text:p text:style-name="P2"><text:span text:style-name="T2">INT</text:span></text:p>
        </draw:text-box>
      </draw:frame>
      <draw:frame text:anchor-type="page" text:anchor-page-number="1" draw:z-index="4" draw:name="Marco de texto 2" draw:style-name="gr2" draw:text-style-name="P1" svg:width="1.456cm" svg:height="0.976cm" svg:x="9.313cm" svg:y="16.194cm">
        <draw:text-box>
          <text:p><text:span text:style-name="T2">TEXT</text:span></text:p>
        </draw:text-box>
      </draw:frame>
      <draw:frame text:anchor-type="page" text:anchor-page-number="1" draw:z-index="3" draw:name="Marco de texto 1" draw:style-name="gr4" draw:text-style-name="P1" svg:width="1.641cm" svg:height="0.609cm" svg:x="8.943cm" svg:y="4.5cm">
        <draw:text-box>
          <text:p><text:span text:style-name="T2">CHAR</text:span></text:p>
        </draw:text-box>
      </draw:frame>
      <text:p text:style-name="Standard"><text:bookmark text:name="docs-internal-guid-e625c756-7fff-ea37-7628-d7abe5cdd609"/><text:span text:style-name="T1"><draw:frame draw:style-name="fr1" draw:name="Imagen1" text:anchor-type="as-char" svg:width="19.368cm" svg:height="8.387cm" draw:z-index="0"><draw:image xlink:href="Pictures/1000000000000408000001BDE2F895E8E761DF25.png" xlink:type="simple" xlink:show="embed" xlink:actuate="onLoad" draw:mime-type="image/png"/></draw:frame></text:span><text:s/></text:p>
      <text:p text:style-name="Standard"><text:bookmark text:name="docs-internal-guid-0431fcdf-7fff-0efe-126f-1ef8e21052ec"/><text:span text:style-name="T1"><draw:frame draw:style-name="fr1" draw:name="Imagen2" text:anchor-type="as-char" svg:width="19.024cm" svg:height="4.551cm" draw:z-index="1"><draw:image xlink:href="Pictures/10000000000003DA000000ECC5E987858CDE84B7.png" xlink:type="simple" xlink:show="embed" xlink:actuate="onLoad" draw:mime-type="image/png"/></draw:frame></text:span><text:s/></text:p>
      <text:p text:style-name="Standard"><text:bookmark text:name="docs-internal-guid-ef982071-7fff-231e-c257-20f94a5fd371"/><text:span text:style-name="T1"><draw:frame draw:style-name="fr1" draw:name="Imagen3" text:anchor-type="as-char" svg:width="20.505cm" svg:height="3.625cm" draw:z-index="2"><draw:image xlink:href="Pictures/100000000000042B000000BE3E4C875EE4EE78EA.png" xlink:type="simple" xlink:show="embed" xlink:actuate="onLoad" draw:mime-type="image/png"/></draw:frame></text:span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2T10:17:50.717000000</meta:creation-date>
    <dc:date>2024-03-12T10:28:06.650000000</dc:date>
    <meta:editing-duration>PT10M17S</meta:editing-duration>
    <meta:editing-cycles>1</meta:editing-cycles>
    <meta:document-statistic meta:table-count="0" meta:image-count="3" meta:object-count="0" meta:page-count="1" meta:paragraph-count="3" meta:word-count="0" meta:character-count="3" meta:non-whitespace-character-count="0"/>
    <meta:generator>LibreOffice/7.5.2.2$Windows_X86_64 LibreOffice_project/53bb9681a964705cf672590721dbc85eb4d0c3a2</meta:generator>
  </office:meta>
</office:document-meta>
</file>